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LoaderGenerator.generate( ClassEmitter ce , Context context , List meth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azyLoaderGenerator.loadMetho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LoaderGenerator.generateStatic( CodeEmitter e , Context context ,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